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6pt" officeooo:rsid="00045ea4" officeooo:paragraph-rsid="00303d2b" style:font-size-asian="16pt" style:font-size-complex="16pt"/>
    </style:style>
    <style:style style:name="P2" style:family="paragraph" style:parent-style-name="Text_20_body">
      <style:text-properties officeooo:rsid="00325325" officeooo:paragraph-rsid="00325325"/>
    </style:style>
    <style:style style:name="P3" style:family="paragraph" style:parent-style-name="Heading_20_1" style:master-page-name="Right_20_Page">
      <style:paragraph-properties style:page-number="auto"/>
      <style:text-properties officeooo:rsid="0035e919" officeooo:paragraph-rsid="0035e919"/>
    </style:style>
    <style:style style:name="P4" style:family="paragraph" style:parent-style-name="Text_20_body">
      <style:text-properties officeooo:rsid="00352472" officeooo:paragraph-rsid="00352472"/>
    </style:style>
    <style:style style:name="P5" style:family="paragraph" style:parent-style-name="Text_20_body">
      <style:text-properties officeooo:rsid="0035e919" officeooo:paragraph-rsid="0035e919"/>
    </style:style>
    <style:style style:name="P6" style:family="paragraph" style:parent-style-name="Heading_20_3">
      <style:paragraph-properties fo:break-before="page"/>
      <style:text-properties officeooo:rsid="0035e919" officeooo:paragraph-rsid="0035e919"/>
    </style:style>
    <style:style style:name="T1" style:family="text">
      <style:text-properties officeooo:rsid="00325325"/>
    </style:style>
    <style:style style:name="T2" style:family="text">
      <style:text-properties officeooo:rsid="003380b8"/>
    </style:style>
    <style:style style:name="T3" style:family="text">
      <style:text-properties officeooo:rsid="00352472"/>
    </style:style>
    <style:style style:name="T4" style:family="text">
      <style:text-properties officeooo:rsid="0035e91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I Wish I Was The Moon</text:h>
      <text:h text:style-name="Heading_20_2" text:outline-level="2">(<text:span text:style-name="T4">Neko Case</text:span>)</text:h>
      <text:p text:style-name="Text_20_body">Time Signature: <text:span text:style-name="T1">4/4</text:span></text:p>
      <text:p text:style-name="Text_20_body">Chords: <text:span text:style-name="T4">Am, C, F, Fm, G</text:span></text:p>
      <text:p text:style-name="Text_20_body">Tempo: <text:span text:style-name="T2">100-120</text:span> BPM</text:p>
      <text:p text:style-name="P1"/>
      <text:h text:style-name="P6" text:outline-level="3">[INTRO]</text:h>
      <text:p text:style-name="P5">C G <text:s text:c="7"/>C F</text:p>
      <text:h text:style-name="Heading_20_3" text:outline-level="3">[VERSE 1]</text:h>
      <text:p text:style-name="P5">C <text:s text:c="16"/>G <text:s text:c="7"/></text:p>
      <text:p text:style-name="P5">Chimney falls and lovers blaze</text:p>
      <text:p text:style-name="P5">Am <text:s text:c="16"/>F </text:p>
      <text:p text:style-name="P5">Thought that I was young </text:p>
      <text:p text:style-name="P5"><text:s text:c="9"/>C <text:s text:c="17"/>G <text:s text:c="7"/></text:p>
      <text:p text:style-name="P5">Now I've freezing hands and bloodless veins </text:p>
      <text:p text:style-name="P5"><text:s text:c="3"/>Am <text:s text:c="13"/>F </text:p>
      <text:p text:style-name="P5">As numb as I've be-come </text:p>
      <text:p text:style-name="P5"><text:s text:c="7"/>F </text:p>
      <text:p text:style-name="P5">I'm so tired </text:p>
      <text:p text:style-name="P5"><text:s text:c="2"/>Fm <text:s text:c="20"/>C </text:p>
      <text:p text:style-name="P5">I wish I was the moon tonight</text:p>
      <text:h text:style-name="Heading_20_3" text:outline-level="3">[VERSE 2]</text:h>
      <text:p text:style-name="P5">F <text:s text:c="27"/>C</text:p>
      <text:p text:style-name="P5">Last night I dreamt I had forgotten my name</text:p>
      <text:p text:style-name="P5"><text:s text:c="13"/>F</text:p>
      <text:p text:style-name="P5">'Cause I had sold my soul</text:p>
      <text:p text:style-name="P5"><text:s text:c="10"/>Am</text:p>
      <text:p text:style-name="P5">but awoke just the same</text:p>
      <text:p text:style-name="P5"><text:s text:c="7"/>F</text:p>
      <text:p text:style-name="P5">I'm so lonely</text:p>
      <text:p text:style-name="P5"><text:s text:c="2"/>Fm <text:s text:c="20"/>C</text:p>
      <text:p text:style-name="P5">I wish I was the moon to-night</text:p>
      <text:h text:style-name="Heading_20_3" text:outline-level="3">[INTERLUDE]</text:h>
      <text:p text:style-name="P5">C</text:p>
      <text:p text:style-name="P5">C G <text:s text:c="7"/>Am F</text:p>
      <text:p text:style-name="P5">C G <text:s text:c="7"/>Am F</text:p>
      <text:p text:style-name="P5">C G <text:s text:c="7"/>Am F</text:p>
      <text:p text:style-name="P5">F</text:p>
      <text:h text:style-name="Heading_20_3" text:outline-level="3">[VERSE 3]</text:h>
      <text:p text:style-name="P5">C <text:s text:c="20"/>G</text:p>
      <text:p text:style-name="P5">God blessed me, I'm a free man</text:p>
      <text:p text:style-name="P5">Am <text:s text:c="19"/>F</text:p>
      <text:p text:style-name="P5">With no place free to go</text:p>
      <text:p text:style-name="P5"><text:s text:c="4"/>C <text:s text:c="12"/>G</text:p>
      <text:p text:style-name="P5">I'm paralyzed and collared-tight</text:p>
      <text:p text:style-name="P5"><text:s text:c="3"/>Am <text:s text:c="14"/>F</text:p>
      <text:p text:style-name="P5"><text:soft-page-break/>No pills for what I fear</text:p>
      <text:p text:style-name="P5"><text:s text:c="8"/>F</text:p>
      <text:p text:style-name="P5">This is crazy</text:p>
      <text:p text:style-name="P5"><text:s text:c="2"/>Fm <text:s text:c="19"/>C</text:p>
      <text:p text:style-name="P5">I wish I was the moon tonight</text:p>
      <text:h text:style-name="Heading_20_3" text:outline-level="3">[VERSE 4]</text:h>
      <text:p text:style-name="P5">C <text:s text:c="16"/>G <text:s text:c="7"/></text:p>
      <text:p text:style-name="P5">Chimney falls and lovers blaze</text:p>
      <text:p text:style-name="P5">Am <text:s text:c="16"/>F </text:p>
      <text:p text:style-name="P5">Thought that I was young </text:p>
      <text:p text:style-name="P5"><text:s text:c="9"/>C <text:s text:c="17"/>G <text:s text:c="7"/></text:p>
      <text:p text:style-name="P5">Now I've freezing hands and bloodless veins </text:p>
      <text:p text:style-name="P5"><text:s text:c="3"/>Am <text:s text:c="13"/>F </text:p>
      <text:p text:style-name="P5">As numb as I've be-come </text:p>
      <text:p text:style-name="P5"><text:s text:c="7"/>F </text:p>
      <text:p text:style-name="P5">I'm so tired </text:p>
      <text:p text:style-name="P5"><text:s text:c="2"/>Fm <text:s text:c="20"/>C </text:p>
      <text:p text:style-name="P5">I wish I was the moon tonight</text:p>
      <text:h text:style-name="Heading_20_3" text:outline-level="3">[BRIDGE]</text:h>
      <text:p text:style-name="P5">F <text:s text:c="35"/>C</text:p>
      <text:p text:style-name="P5">How will you know if you found me at last?</text:p>
      <text:p text:style-name="P5"/>
      <text:p text:style-name="P5">'Cause I'll be the one, be the one,</text:p>
      <text:p text:style-name="P5">G <text:s text:c="22"/>Am <text:s text:c="9"/>F</text:p>
      <text:p text:style-name="P5">be the one with my heart in my lap</text:p>
      <text:p text:style-name="P5"/>
      <text:p text:style-name="P5">I'm so tired, I'm so tired</text:p>
      <text:p text:style-name="P5"><text:s text:c="2"/>Fm <text:s text:c="20"/>C</text:p>
      <text:p text:style-name="P5">I wish I was the moon to-night</text:p>
      <text:h text:style-name="Heading_20_3" text:outline-level="3">[INTERLUDE]</text:h>
      <text:p text:style-name="P5">F <text:s text:c="9"/>C</text:p>
      <text:p text:style-name="P5">C <text:s text:c="2"/>G <text:s text:c="8"/>Am <text:s/>F</text:p>
      <text:p text:style-name="P5">F</text:p>
      <text:p text:style-name="P5"><text:s text:c="2"/>I'm so tired, I'm so tired</text:p>
      <text:p text:style-name="P5"><text:s text:c="2"/>Fm</text:p>
      <text:p text:style-name="P5">I wish I was the moon...</text:p>
      <text:p text:style-name="P5"><text:s text:c="7"/>F</text:p>
      <text:p text:style-name="P5">I'm so tired, I'm so tired</text:p>
      <text:p text:style-name="P5"><text:s text:c="2"/>Fm <text:s text:c="20"/>C</text:p>
      <text:p text:style-name="P5">I wish I was the moon to-night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9M22S</meta:editing-duration>
    <meta:editing-cycles>38</meta:editing-cycles>
    <meta:generator>LibreOffice/5.2.5.1$MacOSX_X86_64 LibreOffice_project/0312e1a284a7d50ca85a365c316c7abbf20a4d22</meta:generator>
    <dc:title>Lyrics + Chords</dc:title>
    <dc:date>2017-04-10T10:37:39.871409000</dc:date>
    <meta:print-date>2017-04-03T12:23:29.985893000</meta:print-date>
    <meta:document-statistic meta:table-count="0" meta:image-count="0" meta:object-count="0" meta:page-count="3" meta:paragraph-count="83" meta:word-count="300" meta:character-count="1784" meta:non-whitespace-character-count="963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